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ethods for gene regulatory network analysi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Oral Qualifying Exam</text:p>
            <text:p/>
            <text:p>Dan Schlauch, </text:p>
            <text:p>Biostatistics PhD candida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ferring networks</text:p>
                <text:list>
                  <text:list-item>
                    <text:p>Possibly undetermined problem</text:p>
                  </text:list-item>
                  <text:list-item>
                    <text:p>Validation challenges</text:p>
                  </text:list-item>
                </text:list>
              </text:list-item>
              <text:list-item>
                <text:p>BERE method</text:p>
              </text:list-item>
              <text:list-item>
                <text:p>Analysis of differential networks</text:p>
                <text:list>
                  <text:list-item>
                    <text:p>Transition matr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5:48:36.390311521</meta:creation-date>
    <dc:date>2015-04-24T13:38:45.711345266</dc:date>
    <meta:editing-duration>PT29S</meta:editing-duration>
    <meta:editing-cycles>2</meta:editing-cycles>
    <meta:generator>LibreOffice/4.2.7.2$Linux_X86_64 LibreOffice_project/420m0$Build-2</meta:generator>
    <meta:document-statistic meta:object-count="33"/>
  </office:meta>
</office:document-meta>
</file>